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2.9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00" fo:padding="0.071cm"/>
    </style:style>
  </office:automatic-styles>
  <office:body>
    <office:spreadsheet>
      <table:calculation-settings table:case-sensitive="false" table:use-regular-expressions="false"/>
      <table:table table:name="Planilha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6" table:default-cell-style-name="ce2"/>
        <table:table-column table:style-name="co2" table:default-cell-style-name="ce5"/>
        <table:table-column table:style-name="co2" table:number-columns-repeated="250" table:default-cell-style-name="ce2"/>
        <table:table-row table:style-name="ro1">
          <table:table-cell table:style-name="ce1" office:value-type="string" calcext:value-type="string">
            <text:p>NOME</text:p>
          </table:table-cell>
          <table:table-cell table:style-name="ce3" office:value-type="string" calcext:value-type="string">
            <text:p>WMC</text:p>
          </table:table-cell>
          <table:table-cell table:style-name="ce3" office:value-type="string" calcext:value-type="string">
            <text:p><text:s/>DIT</text:p>
          </table:table-cell>
          <table:table-cell table:style-name="ce3" office:value-type="string" calcext:value-type="string">
            <text:p><text:s/>NOC</text:p>
          </table:table-cell>
          <table:table-cell table:style-name="ce3" office:value-type="string" calcext:value-type="string">
            <text:p><text:s/>CBO</text:p>
          </table:table-cell>
          <table:table-cell table:style-name="ce3" office:value-type="string" calcext:value-type="string">
            <text:p><text:s/>RFC</text:p>
          </table:table-cell>
          <table:table-cell table:style-name="ce3" office:value-type="string" calcext:value-type="string">
            <text:p><text:s/>LCOM</text:p>
          </table:table-cell>
          <table:table-cell table:style-name="ce4"/>
          <table:table-cell table:style-name="ce3" office:value-type="string" calcext:value-type="string">
            <text:p><text:s/>Ca</text:p>
          </table:table-cell>
          <table:table-cell table:style-name="ce3" office:value-type="string" calcext:value-type="string">
            <text:p><text:s/>Ce</text:p>
          </table:table-cell>
          <table:table-cell table:style-name="ce3" office:value-type="string" calcext:value-type="string">
            <text:p><text:s/>NPM</text:p>
          </table:table-cell>
          <table:table-cell table:style-name="ce3" office:value-type="string" calcext:value-type="string">
            <text:p><text:s/>LCOM3</text:p>
          </table:table-cell>
          <table:table-cell table:style-name="ce3" office:value-type="string" calcext:value-type="string">
            <text:p><text:s/>LOC</text:p>
          </table:table-cell>
          <table:table-cell table:style-name="ce3" office:value-type="string" calcext:value-type="string">
            <text:p><text:s/>DAM</text:p>
          </table:table-cell>
          <table:table-cell table:style-name="ce3" office:value-type="string" calcext:value-type="string">
            <text:p><text:s/>MOA</text:p>
          </table:table-cell>
          <table:table-cell table:style-name="ce3" office:value-type="string" calcext:value-type="string">
            <text:p><text:s/>MFA</text:p>
          </table:table-cell>
          <table:table-cell table:style-name="ce3" office:value-type="string" calcext:value-type="string">
            <text:p><text:s/>CAM</text:p>
          </table:table-cell>
          <table:table-cell table:style-name="ce3" office:value-type="string" calcext:value-type="string">
            <text:p><text:s/>IC</text:p>
          </table:table-cell>
          <table:table-cell table:style-name="ce3" office:value-type="string" calcext:value-type="string">
            <text:p><text:s/>CBM</text:p>
          </table:table-cell>
          <table:table-cell table:style-name="ce3" office:value-type="string" calcext:value-type="string">
            <text:p><text:s/>AMC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AntTypeDefinition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7078" calcext:value-type="float">
            <text:p>0,7078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33" calcext:value-type="float">
            <text:p>0,2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478" calcext:value-type="float">
            <text:p>24,3478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ArgumentProcess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333" calcext:value-type="float">
            <text:p>0,4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ArgumentProcessorRegistr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BuildEven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,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2208" calcext:value-type="float">
            <text:p>0,2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727" calcext:value-type="float">
            <text:p>7,2727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BuildExceptio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,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4" calcext:value-type="float">
            <text:p>0,84</text:p>
          </table:table-cell>
          <table:table-cell office:value-type="float" office:value="0.5227" calcext:value-type="float">
            <text:p>0,52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182" calcext:value-type="float">
            <text:p>6,8182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BuildListen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BuildLog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ComponentHelper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8" calcext:value-type="float">
            <text:p>178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.8785" calcext:value-type="float">
            <text:p>0,8785</text:p>
          </table:table-cell>
          <table:table-cell office:value-type="float" office:value="1918" calcext:value-type="float">
            <text:p>1918</text:p>
          </table:table-cell>
          <table:table-cell office:value-type="float" office:value="0.9412" calcext:value-type="float">
            <text:p>0,94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594" calcext:value-type="float">
            <text:p>0,1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468" calcext:value-type="float">
            <text:p>39,4468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efaultDefinition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375" calcext:value-type="float">
            <text:p>0,9375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efaultLogge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,9</text:p>
          </table:table-cell>
          <table:table-cell office:value-type="float" office:value="444" calcext:value-type="float">
            <text:p>444</text:p>
          </table:table-cell>
          <table:table-cell office:value-type="float" office:value="0.8571" calcext:value-type="float">
            <text:p>0,8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11" calcext:value-type="float">
            <text:p>0,2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095" calcext:value-type="float">
            <text:p>19,809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emuxInputStrea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182" calcext:value-type="float">
            <text:p>0,818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6667" calcext:value-type="float">
            <text:p>10,6667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emuxOutputStream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619" calcext:value-type="float">
            <text:p>0,7619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71" calcext:value-type="float">
            <text:p>0,3571</text:p>
          </table:table-cell>
          <table:table-cell office:value-type="float" office:value="0.2833" calcext:value-type="float">
            <text:p>0,28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4" calcext:value-type="float">
            <text:p>23,4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emuxOutputStream$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emuxOutputStream$BufferInf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667" calcext:value-type="float">
            <text:p>4,1667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iagnostic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.0294" calcext:value-type="float">
            <text:p>1,0294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21" calcext:value-type="float">
            <text:p>0,0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" calcext:value-type="float">
            <text:p>31,6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iagnostics$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7" calcext:value-type="float">
            <text:p>0,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irectoryScanne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9" calcext:value-type="float">
            <text:p>169</text:p>
          </table:table-cell>
          <table:table-cell office:value-type="float" office:value="2039" calcext:value-type="float">
            <text:p>20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.8876" calcext:value-type="float">
            <text:p>0,8876</text:p>
          </table:table-cell>
          <table:table-cell office:value-type="float" office:value="2685" calcext:value-type="float">
            <text:p>2685</text:p>
          </table:table-cell>
          <table:table-cell office:value-type="float" office:value="0.9459" calcext:value-type="float">
            <text:p>0,9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4" calcext:value-type="float">
            <text:p>0,1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286" calcext:value-type="float">
            <text:p>36,8286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ynamicAttribu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ynamicAttribute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ynamicConfigur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ynamicConfigurator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ynamicEl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ynamicElement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ynamicObjectAttribu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Evalu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Execut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7" calcext:value-type="float">
            <text:p>0,66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ExitExcepti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545" calcext:value-type="float">
            <text:p>0,9545</text:p>
          </table:table-cell>
          <table:table-cell office:value-type="float" office:value="0.6667" calcext:value-type="float">
            <text:p>0,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ExitStatusExcept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667" calcext:value-type="float">
            <text:p>0,666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5" calcext:value-type="float">
            <text:p>0,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ExtensionPoi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3333" calcext:value-type="float">
            <text:p>1,333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5" calcext:value-type="float">
            <text:p>0,4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" calcext:value-type="float">
            <text:p>4,2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FileScann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14" calcext:value-type="float">
            <text:p>0,27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903" calcext:value-type="float">
            <text:p>90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0.9164" calcext:value-type="float">
            <text:p>0,9164</text:p>
          </table:table-cell>
          <table:table-cell office:value-type="float" office:value="1962" calcext:value-type="float">
            <text:p>19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" calcext:value-type="float">
            <text:p>0,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681" calcext:value-type="float">
            <text:p>40,4681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,333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29" calcext:value-type="float">
            <text:p>0,6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" calcext:value-type="float">
            <text:p>31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111" calcext:value-type="float">
            <text:p>0,6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,333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,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" calcext:value-type="float">
            <text:p>26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,555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,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,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,333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29" calcext:value-type="float">
            <text:p>0,6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,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,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" calcext:value-type="float">
            <text:p>15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,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,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,333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,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" calcext:value-type="float">
            <text:p>20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AddNestedCreato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375" calcext:value-type="float">
            <text:p>0,9375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" calcext:value-type="float">
            <text:p>14,2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AttributeSet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29" calcext:value-type="float">
            <text:p>0,3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" calcext:value-type="float">
            <text:p>15,6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CreateNestedCrea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5" calcext:value-type="float">
            <text:p>0,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Creat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2" calcext:value-type="float">
            <text:p>0,52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889" calcext:value-type="float">
            <text:p>0,3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" calcext:value-type="float">
            <text:p>27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MethodAndObjec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67" calcext:value-type="float">
            <text:p>0,4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NestedCreat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,666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43" calcext:value-type="float">
            <text:p>0,3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86" calcext:value-type="float">
            <text:p>2,4286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Locati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office:value-type="float" office:value="135" calcext:value-type="float">
            <text:p>135</text:p>
          </table:table-cell>
          <table:table-cell office:value-type="float" office:value="0.8333" calcext:value-type="float">
            <text:p>0,8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7273" calcext:value-type="float">
            <text:p>10,7273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MagicNam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Main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5" calcext:value-type="float">
            <text:p>175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.8279" calcext:value-type="float">
            <text:p>0,8279</text:p>
          </table:table-cell>
          <table:table-cell office:value-type="float" office:value="2505" calcext:value-type="float">
            <text:p>2505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6" calcext:value-type="float">
            <text:p>0,1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9412" calcext:value-type="float">
            <text:p>71,9412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Main$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NoBannerLogg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athTokeniz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,25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,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6667" calcext:value-type="float">
            <text:p>65,6667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ject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1" calcext:value-type="float">
            <text:p>301</text:p>
          </table:table-cell>
          <table:table-cell office:value-type="float" office:value="7415" calcext:value-type="float">
            <text:p>741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0.975" calcext:value-type="float">
            <text:p>0,975</text:p>
          </table:table-cell>
          <table:table-cell office:value-type="float" office:value="2480" calcext:value-type="float">
            <text:p>2480</text:p>
          </table:table-cell>
          <table:table-cell office:value-type="float" office:value="0.6364" calcext:value-type="float">
            <text:p>0,6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74" calcext:value-type="float">
            <text:p>0,0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206" calcext:value-type="float">
            <text:p>18,4206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ject$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462" calcext:value-type="float">
            <text:p>0,8462</text:p>
          </table:table-cell>
          <table:table-cell office:value-type="float" office:value="0.6667" calcext:value-type="float">
            <text:p>0,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6667" calcext:value-type="float">
            <text:p>3,6667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ject$AntRefTab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1.3333" calcext:value-type="float">
            <text:p>1,333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318" calcext:value-type="float">
            <text:p>0,9318</text:p>
          </table:table-cell>
          <table:table-cell office:value-type="float" office:value="0.5833" calcext:value-type="float">
            <text:p>0,5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jectCompone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7407" calcext:value-type="float">
            <text:p>0,740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jectHelpe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  <table:table-cell office:value-type="float" office:value="0.3571" calcext:value-type="float">
            <text:p>0,3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9" calcext:value-type="float">
            <text:p>0,1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71" calcext:value-type="float">
            <text:p>14,871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jectHelper$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62" calcext:value-type="float">
            <text:p>0,84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6667" calcext:value-type="float">
            <text:p>2,6667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jectHelper$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62" calcext:value-type="float">
            <text:p>0,84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6667" calcext:value-type="float">
            <text:p>2,6667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jectHelper$OnMissingExtensionPoi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90" calcext:value-type="float">
            <text:p>90</text:p>
          </table:table-cell>
          <table:table-cell office:value-type="float" office:value="0.4" calcext:value-type="float">
            <text:p>0,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,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jectHelperRepository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231" calcext:value-type="float">
            <text:p>0,7231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,2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571" calcext:value-type="float">
            <text:p>27,3571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jectHelperRepository$ConstructingIterat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" calcext:value-type="float">
            <text:p>12,6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pertyHelper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  <table:table-cell office:value-type="float" office:value="917" calcext:value-type="float">
            <text:p>9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0.8326" calcext:value-type="float">
            <text:p>0,8326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065" calcext:value-type="float">
            <text:p>0,2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553" calcext:value-type="float">
            <text:p>22,2553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pertyHelper$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,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pertyHelper$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5" calcext:value-type="float">
            <text:p>0,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pertyHelper$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5" calcext:value-type="float">
            <text:p>0,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pertyHelper$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,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" calcext:value-type="float">
            <text:p>13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pertyHelper$Deleg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pertyHelper$PropertyEvalua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pertyHelper$PropertySet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RuntimeConfigurab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.8542" calcext:value-type="float">
            <text:p>0,8542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7" calcext:value-type="float">
            <text:p>0,1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759" calcext:value-type="float">
            <text:p>24,2759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RuntimeConfigurable$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RuntimeConfigurable$AttributeComponentInform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33" calcext:value-type="float">
            <text:p>0,333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25" calcext:value-type="float">
            <text:p>0,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RuntimeConfigurable$EnableAttributeConsum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56" calcext:value-type="float">
            <text:p>0,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33" calcext:value-type="float">
            <text:p>2,3333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SubBuildListe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Target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.8214" calcext:value-type="float">
            <text:p>0,8214</text:p>
          </table:table-cell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83" calcext:value-type="float">
            <text:p>0,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069" calcext:value-type="float">
            <text:p>20,2069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Target$IfStringCondi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,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" calcext:value-type="float">
            <text:p>11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Target$UnlessStringCondi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,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" calcext:value-type="float">
            <text:p>13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Task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8393" calcext:value-type="float">
            <text:p>0,8393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16" calcext:value-type="float">
            <text:p>0,1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586" calcext:value-type="float">
            <text:p>11,7586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TaskAdapt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29" calcext:value-type="float">
            <text:p>0,3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143" calcext:value-type="float">
            <text:p>31,7143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TaskConfigurationCheck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333" calcext:value-type="float">
            <text:p>0,333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5" calcext:value-type="float">
            <text:p>21,7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TaskContai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TypeAdap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UnknownElement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.75" calcext:value-type="float">
            <text:p>0,75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79" calcext:value-type="float">
            <text:p>0,2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581" calcext:value-type="float">
            <text:p>29,2581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UnsupportedAttributeExcep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UnsupportedElementExcep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XmlLogge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941" calcext:value-type="float">
            <text:p>0,941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2353" calcext:value-type="float">
            <text:p>39,2353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XmlLogger$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XmlLogger$TimedEleme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" calcext:value-type="float">
            <text:p>0,2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286" calcext:value-type="float">
            <text:p>5,4286</text:p>
          </table:table-cell>
          <table:table-cell table:number-columns-repeated="238"/>
        </table:table-row>
        <table:table-row table:style-name="ro1">
          <table:table-cell/>
          <table:table-cell table:formula="of:=AVERAGE([.B2:.B94])" office:value-type="float" office:value="9.68817204301075" calcext:value-type="float">
            <text:p>9,688172043</text:p>
          </table:table-cell>
          <table:table-cell table:formula="of:=AVERAGE([.C2:.C94])" office:value-type="float" office:value="0.913978494623656" calcext:value-type="float">
            <text:p>0,9139784946</text:p>
          </table:table-cell>
          <table:table-cell table:formula="of:=AVERAGE([.D2:.D94])" office:value-type="float" office:value="0.247311827956989" calcext:value-type="float">
            <text:p>0,247311828</text:p>
          </table:table-cell>
          <table:table-cell table:formula="of:=AVERAGE([.E2:.E94])" office:value-type="float" office:value="6.72043010752688" calcext:value-type="float">
            <text:p>6,7204301075</text:p>
          </table:table-cell>
          <table:table-cell table:formula="of:=AVERAGE([.F2:.F94])" office:value-type="float" office:value="26.989247311828" calcext:value-type="float">
            <text:p>26,9892473118</text:p>
          </table:table-cell>
          <table:table-cell table:formula="of:=AVERAGE([.G2:.G94])" office:value-type="float" office:value="165.537634408602" calcext:value-type="float">
            <text:p>165,5376344086</text:p>
          </table:table-cell>
          <table:table-cell table:number-columns-repeated="251"/>
        </table:table-row>
        <table:table-row table:style-name="ro1" table:number-rows-repeated="1048480">
          <table:table-cell table:number-columns-repeated="258"/>
        </table:table-row>
        <table:table-row table:style-name="ro1">
          <table:table-cell table:number-columns-repeated="2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 style:data-style-name="N2" text:time-value="20:50:05.6498894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21:03:00.059190000</meta:creation-date>
    <dc:date>2015-06-11T20:52:48.222803566</dc:date>
    <meta:editing-cycles>7</meta:editing-cycles>
    <meta:editing-duration>PT4M57S</meta:editing-duration>
    <meta:generator>LibreOffice/4.2.8.2$Linux_X86_64 LibreOffice_project/420m0$Build-2</meta:generator>
    <meta:document-statistic meta:table-count="1" meta:cell-count="1792" meta:object-count="0"/>
  </office:meta>
</office:document-meta>
</file>